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size="8pt" style:font-size-asian="8pt" style:font-size-complex="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/>
      <text:p text:style-name="P3">Significant Algorithms and Data Structures</text:p>
      <text:p text:style-name="Standard"/>
      <text:p text:style-name="Standard"/>
      <text:p text:style-name="Standard">Our significant data structure used is a schema made in Json. </text:p>
      <text:p text:style-name="P1"/>
      <text:p text:style-name="P4">{</text:p>
      <text:section text:style-name="Sect1" text:name="LC2">
        <text:p text:style-name="P4">    "type": "object",</text:p>
      </text:section>
      <text:section text:style-name="Sect1" text:name="LC3">
        <text:p text:style-name="P4">    "properies": {</text:p>
      </text:section>
      <text:section text:style-name="Sect1" text:name="LC4">
        <text:p text:style-name="P4">        "name": {</text:p>
      </text:section>
      <text:section text:style-name="Sect1" text:name="LC5">
        <text:p text:style-name="P4">            "type": "string",</text:p>
      </text:section>
      <text:section text:style-name="Sect1" text:name="LC6">
        <text:p text:style-name="P4">            "description": "The name of the tour"</text:p>
      </text:section>
      <text:section text:style-name="Sect1" text:name="LC7">
        <text:p text:style-name="P4">        },</text:p>
      </text:section>
      <text:section text:style-name="Sect1" text:name="LC8">
        <text:p text:style-name="P4">        "short-description": {</text:p>
      </text:section>
      <text:section text:style-name="Sect1" text:name="LC9">
        <text:p text:style-name="P4">            "type": "string",</text:p>
      </text:section>
      <text:section text:style-name="Sect1" text:name="LC10">
        <text:p text:style-name="P4">            "description": "The short description of the tour"</text:p>
      </text:section>
      <text:section text:style-name="Sect1" text:name="LC11">
        <text:p text:style-name="P4">        }</text:p>
      </text:section>
      <text:section text:style-name="Sect1" text:name="LC12">
        <text:p text:style-name="P4">        "long-description": {</text:p>
      </text:section>
      <text:section text:style-name="Sect1" text:name="LC13">
        <text:p text:style-name="P4">            "type": "string"</text:p>
      </text:section>
      <text:section text:style-name="Sect1" text:name="LC14">
        <text:p text:style-name="P4">            "description": "The longer description of the tour"</text:p>
      </text:section>
      <text:section text:style-name="Sect1" text:name="LC15">
        <text:p text:style-name="P4">        },</text:p>
      </text:section>
      <text:section text:style-name="Sect1" text:name="LC16">
        <text:p text:style-name="P4">        "locations": {</text:p>
      </text:section>
      <text:section text:style-name="Sect1" text:name="LC17">
        <text:p text:style-name="P4">            "type": "array",</text:p>
      </text:section>
      <text:section text:style-name="Sect1" text:name="LC18">
        <text:p text:style-name="P4">            "description": "An array of all the locations in the tour",</text:p>
      </text:section>
      <text:section text:style-name="Sect1" text:name="LC19">
        <text:p text:style-name="P4">            "items": {</text:p>
      </text:section>
      <text:section text:style-name="Sect1" text:name="LC20">
        <text:p text:style-name="P4">                "type": "object",</text:p>
      </text:section>
      <text:section text:style-name="Sect1" text:name="LC21">
        <text:p text:style-name="P4">                "description": "A single location",</text:p>
      </text:section>
      <text:section text:style-name="Sect1" text:name="LC22">
        <text:p text:style-name="P4">                "properies": {</text:p>
      </text:section>
      <text:section text:style-name="Sect1" text:name="LC23">
        <text:p text:style-name="P4">                    "name": {</text:p>
      </text:section>
      <text:section text:style-name="Sect1" text:name="LC24">
        <text:p text:style-name="P4">                        "type": "string",</text:p>
      </text:section>
      <text:section text:style-name="Sect1" text:name="LC25">
        <text:p text:style-name="P4">                        "description": "The name of the location to be displayed to the user"</text:p>
      </text:section>
      <text:section text:style-name="Sect1" text:name="LC26">
        <text:p text:style-name="P4">                    },</text:p>
      </text:section>
      <text:section text:style-name="Sect1" text:name="LC27">
        <text:p text:style-name="P4">                    "latitude": {</text:p>
      </text:section>
      <text:section text:style-name="Sect1" text:name="LC28">
        <text:p text:style-name="P4">                        "type": "number",</text:p>
      </text:section>
      <text:section text:style-name="Sect1" text:name="LC29">
        <text:p text:style-name="P4">                        "description": "Latitude in degrees"</text:p>
      </text:section>
      <text:section text:style-name="Sect1" text:name="LC30">
        <text:p text:style-name="P4">                    },</text:p>
      </text:section>
      <text:section text:style-name="Sect1" text:name="LC31">
        <text:p text:style-name="P4">                    "longitude": {</text:p>
      </text:section>
      <text:section text:style-name="Sect1" text:name="LC32">
        <text:p text:style-name="P4">                        "type": "number",</text:p>
      </text:section>
      <text:section text:style-name="Sect1" text:name="LC33">
        <text:p text:style-name="P4">                        "description": "Longitude in degrees"</text:p>
      </text:section>
      <text:section text:style-name="Sect1" text:name="LC34">
        <text:p text:style-name="P4">                    },</text:p>
      </text:section>
      <text:section text:style-name="Sect1" text:name="LC35">
        <text:p text:style-name="P4">                    "time": {</text:p>
      </text:section>
      <text:section text:style-name="Sect1" text:name="LC36">
        <text:p text:style-name="P4">                        "type" "number",</text:p>
      </text:section>
      <text:section text:style-name="Sect1" text:name="LC37">
        <text:p text:style-name="P4">                        "description": "Unix timestamp of the time the location was recorded"</text:p>
      </text:section>
      <text:section text:style-name="Sect1" text:name="LC38">
        <text:p text:style-name="P4">                    },</text:p>
      </text:section>
      <text:section text:style-name="Sect1" text:name="LC39">
        <text:p text:style-name="P4">                    "image": {</text:p>
      </text:section>
      <text:section text:style-name="Sect1" text:name="LC40">
        <text:p text:style-name="P4">                        "type": "string",</text:p>
      </text:section>
      <text:section text:style-name="Sect1" text:name="LC41">
        <text:p text:style-name="P4">                        "description": "Base64 encoded JPEG image"</text:p>
      </text:section>
      <text:section text:style-name="Sect1" text:name="LC42">
        <text:p text:style-name="P4">                    }</text:p>
      </text:section>
      <text:section text:style-name="Sect1" text:name="LC43">
        <text:p text:style-name="P4">                },</text:p>
      </text:section>
      <text:section text:style-name="Sect1" text:name="LC44">
        <text:p text:style-name="P4">                "required": [</text:p>
      </text:section>
      <text:section text:style-name="Sect1" text:name="LC45">
        <text:p text:style-name="P4">                    "name",</text:p>
      </text:section>
      <text:section text:style-name="Sect1" text:name="LC46">
        <text:p text:style-name="P4">                    "latitude",</text:p>
      </text:section>
      <text:section text:style-name="Sect1" text:name="LC47">
        <text:p text:style-name="P4">                    "longitude",</text:p>
      </text:section>
      <text:section text:style-name="Sect1" text:name="LC48">
        <text:p text:style-name="P4">                    "time",</text:p>
      </text:section>
      <text:section text:style-name="Sect1" text:name="LC49">
        <text:p text:style-name="P4">                    "image"</text:p>
      </text:section>
      <text:section text:style-name="Sect1" text:name="LC50">
        <text:p text:style-name="P4">                 ]</text:p>
      </text:section>
      <text:section text:style-name="Sect1" text:name="LC51">
        <text:p text:style-name="P4">            }</text:p>
      </text:section>
      <text:section text:style-name="Sect1" text:name="LC52">
        <text:p text:style-name="P4">        }</text:p>
      </text:section>
      <text:section text:style-name="Sect1" text:name="LC53">
        <text:p text:style-name="P4">    },</text:p>
      </text:section>
      <text:section text:style-name="Sect1" text:name="LC54">
        <text:p text:style-name="P4">    "required": ["name", "short-description", "locations"]</text:p>
      </text:section>
      <text:section text:style-name="Sect1" text:name="LC55">
        <text:p text:style-name="P4">}</text:p>
      </text:section>
      <text:p text:style-name="P1"/>
      <text:p text:style-name="P1"/>
      <text:p text:style-name="P2">This is the schema that we will be using. Essentially, Tours that we create in the android application are made in Java, which is converted into a Json post. This is done so the application must adhere to provide the correct data each time it sends information to the database for storage. </text:p>
      <text:p text:style-name="P2"/>
      <text:p text:style-name="P2">If the application tries to send a Post to the database, and the data sent does not conform to the Json schema, it will fail to validate, and an error will be displayed. </text:p>
      <text:p text:style-name="P2">The Json Post can be interpreted in PHP due to the fact that it is language-independent. This means that we do not have to make any difficult conversions to the data that is sent back and forth between the Database <text:soft-page-break/>and the Java application. </text:p>
      <text:p text:style-name="P2"/>
      <text:p text:style-name="P2">json_decode() can be used to convert Json strings into PHP variables very easily, and this can then be stored in the database without much fuss. The function json_encode() can then be used to send information back to the Handheld device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2-05T13:06:57.82</meta:creation-date>
    <dc:date>2013-12-05T13:37:21.23</dc:date>
    <dc:creator>Declan </dc:creator>
    <meta:editing-duration>PT12M44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2" meta:paragraph-count="61" meta:word-count="326" meta:character-count="2842"/>
  </office:meta>
</office:document-meta>
</file>